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797" officeooo:paragraph-rsid="00177797"/>
    </style:style>
    <style:style style:name="P2" style:family="paragraph" style:parent-style-name="Standard">
      <style:text-properties officeooo:rsid="00177797" officeooo:paragraph-rsid="001f15ad"/>
    </style:style>
    <style:style style:name="P3" style:family="paragraph" style:parent-style-name="Standard">
      <style:text-properties officeooo:rsid="0018a6d6" officeooo:paragraph-rsid="0018a6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tstrap</text:p>
      <text:p text:style-name="P1">Fonts: Nunito:200,300,400,700 &amp; sans-serif</text:p>
      <text:p text:style-name="P1"/>
      <text:p text:style-name="P1">bg color: #f5d9d5</text:p>
      <text:p text:style-name="P3">logo: #EA1C2C </text:p>
      <text:p text:style-name="P3">navbar: 1.5rem 100</text:p>
      <text:p text:style-name="P3">navbar link: white → hover #ea1c2c</text:p>
      <text:p text:style-name="P3">navbar top en bottem geen padding, navbar sticky</text:p>
      <text:p text:style-name="P3"/>
      <text:p text:style-name="P3">header moet weg bij medium en lager</text:p>
      <text:p text:style-name="P3">slash: #ea1c2c</text:p>
      <text:p text:style-name="P3">font: 100 gebruik nested selector 4 rem, nargin top 5</text:p>
      <text:p text:style-name="P3"/>
      <text:p text:style-name="P3">mediaquery 1200px → 3rem</text:p>
      <text:p text:style-name="P3"/>
      <text:p text:style-name="P3">museum of cany onder icon heeft lead, 2.5 rem, f498b8</text:p>
      <text:p text:style-name="P1">p: f498b8, 100, 1.125rem, line-height 2. marin bottom op klein scherm 5 </text:p>
      <text:p text:style-name="P1"/>
      <text:p text:style-name="P1">scrolled navbar: rgb 222, 192 222. transition: background </text:p>
      <text:p text:style-name="P2">functie → document.scroll(functie) → let naveffect = <text:s/>selecteer navbar met id → naveffect.toggleClass(“scrolled”, this.scrollTop() &gt; navefect.heigt());</text:p>
      <text:p text:style-name="P2"/>
      <text:p text:style-name="P2">space at bottom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2:47:21.101988639</meta:creation-date>
    <dc:date>2023-06-22T15:23:05.704900524</dc:date>
    <meta:editing-duration>PT1H3M37S</meta:editing-duration>
    <meta:editing-cycles>1</meta:editing-cycles>
    <meta:document-statistic meta:table-count="0" meta:image-count="0" meta:object-count="0" meta:page-count="1" meta:paragraph-count="16" meta:word-count="99" meta:character-count="658" meta:non-whitespace-character-count="570"/>
    <meta:generator>LibreOffice/7.3.7.2$Linux_X86_64 LibreOffice_project/30$Build-2</meta:generator>
  </office:meta>
</office:document-meta>
</file>